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05937"/>
          <table:table-cell office:value-type="float" office:value="1.91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2490.0"/>
          <table:table-cell office:value-type="float" office:value="268012.0"/>
          <table:table-cell office:value-type="float" office:value="1048772.0"/>
          <table:table-cell office:value-type="float" office:value="173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15242"/>
          <table:table-cell office:value-type="float" office:value="2.02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112.0"/>
          <table:table-cell office:value-type="float" office:value="268012.0"/>
          <table:table-cell office:value-type="float" office:value="1048773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00552"/>
          <table:table-cell office:value-type="float" office:value="1.85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301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5067"/>
          <table:table-cell office:value-type="float" office:value="2.021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4123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02064"/>
          <table:table-cell office:value-type="float" office:value="1.86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637.0"/>
          <table:table-cell office:value-type="float" office:value="268012.0"/>
          <table:table-cell office:value-type="float" office:value="1048773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04681"/>
          <table:table-cell office:value-type="float" office:value="1.91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110.0"/>
          <table:table-cell office:value-type="float" office:value="309114.0"/>
          <table:table-cell office:value-type="float" office:value="1207672.0"/>
          <table:table-cell office:value-type="float" office:value="18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29517"/>
          <table:table-cell office:value-type="float" office:value="2.16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4555.0"/>
          <table:table-cell office:value-type="float" office:value="309114.0"/>
          <table:table-cell office:value-type="float" office:value="1207672.0"/>
          <table:table-cell office:value-type="float" office:value="18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07515"/>
          <table:table-cell office:value-type="float" office:value="1.945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2350.0"/>
          <table:table-cell office:value-type="float" office:value="309114.0"/>
          <table:table-cell office:value-type="float" office:value="1207673.0"/>
          <table:table-cell office:value-type="float" office:value="18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14713"/>
          <table:table-cell office:value-type="float" office:value="2.01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2614.0"/>
          <table:table-cell office:value-type="float" office:value="309114.0"/>
          <table:table-cell office:value-type="float" office:value="1207674.0"/>
          <table:table-cell office:value-type="float" office:value="18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09705"/>
          <table:table-cell office:value-type="float" office:value="1.94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2426.0"/>
          <table:table-cell office:value-type="float" office:value="309114.0"/>
          <table:table-cell office:value-type="float" office:value="1207674.0"/>
          <table:table-cell office:value-type="float" office:value="190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733846"/>
          <table:table-cell office:value-type="float" office:value="0.66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184.0"/>
          <table:table-cell office:value-type="float" office:value="87222.0"/>
          <table:table-cell office:value-type="float" office:value="336873.0"/>
          <table:table-cell office:value-type="float" office:value="83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99499"/>
          <table:table-cell office:value-type="float" office:value="0.62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18.0"/>
          <table:table-cell office:value-type="float" office:value="87222.0"/>
          <table:table-cell office:value-type="float" office:value="336873.0"/>
          <table:table-cell office:value-type="float" office:value="81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582738"/>
          <table:table-cell office:value-type="float" office:value="0.52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100.0"/>
          <table:table-cell office:value-type="float" office:value="87222.0"/>
          <table:table-cell office:value-type="float" office:value="336873.0"/>
          <table:table-cell office:value-type="float" office:value="79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21742"/>
          <table:table-cell office:value-type="float" office:value="0.56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179.0"/>
          <table:table-cell office:value-type="float" office:value="87222.0"/>
          <table:table-cell office:value-type="float" office:value="336873.0"/>
          <table:table-cell office:value-type="float" office:value="81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713164"/>
          <table:table-cell office:value-type="float" office:value="0.65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137.0"/>
          <table:table-cell office:value-type="float" office:value="87222.0"/>
          <table:table-cell office:value-type="float" office:value="336873.0"/>
          <table:table-cell office:value-type="float" office:value="82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51997"/>
          <table:table-cell office:value-type="float" office:value="1.42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460.0"/>
          <table:table-cell office:value-type="float" office:value="245664.0"/>
          <table:table-cell office:value-type="float" office:value="961960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82944"/>
          <table:table-cell office:value-type="float" office:value="1.71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214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70446"/>
          <table:table-cell office:value-type="float" office:value="1.57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2295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85159"/>
          <table:table-cell office:value-type="float" office:value="2.73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289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78389"/>
          <table:table-cell office:value-type="float" office:value="1.66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330.0"/>
          <table:table-cell office:value-type="float" office:value="245664.0"/>
          <table:table-cell office:value-type="float" office:value="961961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25138"/>
          <table:table-cell office:value-type="float" office:value="0.1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63.0"/>
          <table:table-cell office:value-type="float" office:value="27361.0"/>
          <table:table-cell office:value-type="float" office:value="105887.0"/>
          <table:table-cell office:value-type="float" office:value="45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30227"/>
          <table:table-cell office:value-type="float" office:value="0.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0.0"/>
          <table:table-cell office:value-type="float" office:value="27361.0"/>
          <table:table-cell office:value-type="float" office:value="105887.0"/>
          <table:table-cell office:value-type="float" office:value="44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39715"/>
          <table:table-cell office:value-type="float" office:value="0.1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.0"/>
          <table:table-cell office:value-type="float" office:value="27361.0"/>
          <table:table-cell office:value-type="float" office:value="105887.0"/>
          <table:table-cell office:value-type="float" office:value="43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45993"/>
          <table:table-cell office:value-type="float" office:value="0.1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49.0"/>
          <table:table-cell office:value-type="float" office:value="27361.0"/>
          <table:table-cell office:value-type="float" office:value="105887.0"/>
          <table:table-cell office:value-type="float" office:value="43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48286"/>
          <table:table-cell office:value-type="float" office:value="0.1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2.0"/>
          <table:table-cell office:value-type="float" office:value="27361.0"/>
          <table:table-cell office:value-type="float" office:value="105887.0"/>
          <table:table-cell office:value-type="float" office:value="43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